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average pace about 12:50/mile. </text:p>
      <text:p text:style-name="P4">I used 7 weight machines for the upper bod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1T11:10:46.23</dc:date>
    <dc:creator>James Lombardi</dc:creator>
    <meta:editing-duration>P1DT1H55M30S</meta:editing-duration>
    <meta:editing-cycles>189</meta:editing-cycles>
    <meta:document-statistic meta:table-count="0" meta:image-count="0" meta:object-count="0" meta:page-count="7" meta:paragraph-count="144" meta:word-count="2081" meta:character-count="10160"/>
  </office:meta>
</office:document-meta>
</file>